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741" officeooo:paragraph-rsid="0014f741"/>
    </style:style>
    <style:style style:name="P2" style:family="paragraph" style:parent-style-name="Standard">
      <style:text-properties officeooo:rsid="00152f3f" officeooo:paragraph-rsid="00152f3f"/>
    </style:style>
    <style:style style:name="P3" style:family="paragraph" style:parent-style-name="Standard">
      <style:text-properties officeooo:rsid="00152f3f" officeooo:paragraph-rsid="0016f5e7"/>
    </style:style>
    <style:style style:name="P4" style:family="paragraph" style:parent-style-name="Standard">
      <style:text-properties officeooo:paragraph-rsid="0016f5e7"/>
    </style:style>
    <style:style style:name="P5" style:family="paragraph" style:parent-style-name="Standard">
      <style:paragraph-properties fo:text-align="center" style:justify-single-word="false"/>
      <style:text-properties fo:font-weight="bold" officeooo:rsid="0014f741" officeooo:paragraph-rsid="0014f741" style:font-weight-asian="bold" style:font-weight-complex="bold"/>
    </style:style>
    <style:style style:name="P6" style:family="paragraph" style:parent-style-name="Standard">
      <style:paragraph-properties fo:text-align="center" style:justify-single-word="false"/>
      <style:text-properties fo:font-weight="bold" officeooo:rsid="0054ba33" officeooo:paragraph-rsid="0054ba33" style:font-weight-asian="bold" style:font-weight-complex="bold"/>
    </style:style>
    <style:style style:name="P7" style:family="paragraph" style:parent-style-name="Standard">
      <style:paragraph-properties fo:text-align="center" style:justify-single-word="false"/>
      <style:text-properties fo:font-weight="bold" officeooo:rsid="008d8cb7" officeooo:paragraph-rsid="0054ba33" style:font-weight-asian="bold" style:font-weight-complex="bold"/>
    </style:style>
    <style:style style:name="P8" style:family="paragraph" style:parent-style-name="Standard">
      <style:paragraph-properties fo:text-align="start" style:justify-single-word="false"/>
      <style:text-properties fo:font-weight="bold" officeooo:rsid="0092b073" officeooo:paragraph-rsid="0092b073" style:font-weight-asian="bold" style:font-weight-complex="bold"/>
    </style:style>
    <style:style style:name="P9" style:family="paragraph" style:parent-style-name="Standard">
      <style:paragraph-properties fo:text-align="start" style:justify-single-word="false"/>
      <style:text-properties fo:font-weight="bold" officeooo:rsid="00a05017" officeooo:paragraph-rsid="00a05017" style:font-weight-asian="bold" style:font-weight-complex="bold"/>
    </style:style>
    <style:style style:name="P10" style:family="paragraph" style:parent-style-name="Standard">
      <style:text-properties officeooo:rsid="001a0c6d" officeooo:paragraph-rsid="001a0c6d"/>
    </style:style>
    <style:style style:name="P11" style:family="paragraph" style:parent-style-name="Standard">
      <style:text-properties officeooo:rsid="001a0c6d" officeooo:paragraph-rsid="001e9eb5"/>
    </style:style>
    <style:style style:name="P12" style:family="paragraph" style:parent-style-name="Standard">
      <style:text-properties officeooo:rsid="001a0c6d" officeooo:paragraph-rsid="00553ad6"/>
    </style:style>
    <style:style style:name="P13" style:family="paragraph" style:parent-style-name="Standard">
      <style:text-properties officeooo:rsid="002b4e33" officeooo:paragraph-rsid="001e9eb5"/>
    </style:style>
    <style:style style:name="P14" style:family="paragraph" style:parent-style-name="Standard">
      <style:text-properties officeooo:rsid="00507937" officeooo:paragraph-rsid="001e9eb5"/>
    </style:style>
    <style:style style:name="P15" style:family="paragraph" style:parent-style-name="Standard">
      <style:text-properties officeooo:paragraph-rsid="001e9eb5"/>
    </style:style>
    <style:style style:name="P16" style:family="paragraph" style:parent-style-name="Standard">
      <style:text-properties officeooo:rsid="002b4009" officeooo:paragraph-rsid="002b4009"/>
    </style:style>
    <style:style style:name="P17" style:family="paragraph" style:parent-style-name="Standard">
      <style:text-properties officeooo:rsid="002d9e86" officeooo:paragraph-rsid="002d9e86"/>
    </style:style>
    <style:style style:name="P18" style:family="paragraph" style:parent-style-name="Standard">
      <style:text-properties officeooo:rsid="00326c50" officeooo:paragraph-rsid="00431d64"/>
    </style:style>
    <style:style style:name="P19" style:family="paragraph" style:parent-style-name="Standard">
      <style:text-properties officeooo:rsid="0033a670" officeooo:paragraph-rsid="0033a670"/>
    </style:style>
    <style:style style:name="P20" style:family="paragraph" style:parent-style-name="Standard">
      <style:text-properties officeooo:rsid="00364238" officeooo:paragraph-rsid="00364238"/>
    </style:style>
    <style:style style:name="P21" style:family="paragraph" style:parent-style-name="Standard">
      <style:text-properties officeooo:rsid="0038fb0c" officeooo:paragraph-rsid="00431d64"/>
    </style:style>
    <style:style style:name="P22" style:family="paragraph" style:parent-style-name="Standard">
      <style:text-properties officeooo:rsid="00431d64" officeooo:paragraph-rsid="00431d64"/>
    </style:style>
    <style:style style:name="P23" style:family="paragraph" style:parent-style-name="Standard">
      <style:text-properties officeooo:rsid="004856d1" officeooo:paragraph-rsid="004856d1"/>
    </style:style>
    <style:style style:name="P24" style:family="paragraph" style:parent-style-name="Standard">
      <style:text-properties officeooo:rsid="00489acf" officeooo:paragraph-rsid="00489acf"/>
    </style:style>
    <style:style style:name="P25" style:family="paragraph" style:parent-style-name="Standard">
      <style:text-properties officeooo:rsid="00489acf" officeooo:paragraph-rsid="0067f991"/>
    </style:style>
    <style:style style:name="P26" style:family="paragraph" style:parent-style-name="Standard">
      <style:text-properties officeooo:rsid="004a4389" officeooo:paragraph-rsid="004a4389"/>
    </style:style>
    <style:style style:name="P27" style:family="paragraph" style:parent-style-name="Standard">
      <style:paragraph-properties fo:text-align="start" style:justify-single-word="false"/>
      <style:text-properties fo:font-weight="normal" officeooo:rsid="0054ba33" officeooo:paragraph-rsid="0054ba33" style:font-weight-asian="normal" style:font-weight-complex="normal"/>
    </style:style>
    <style:style style:name="P28" style:family="paragraph" style:parent-style-name="Standard">
      <style:paragraph-properties fo:text-align="start" style:justify-single-word="false"/>
      <style:text-properties fo:font-weight="normal" officeooo:rsid="00553ad6" officeooo:paragraph-rsid="00553ad6" style:font-weight-asian="normal" style:font-weight-complex="normal"/>
    </style:style>
    <style:style style:name="P29" style:family="paragraph" style:parent-style-name="Standard">
      <style:paragraph-properties fo:text-align="start" style:justify-single-word="false"/>
      <style:text-properties fo:font-weight="normal" officeooo:rsid="00553ad6" officeooo:paragraph-rsid="00a0ac96" style:font-weight-asian="normal" style:font-weight-complex="normal"/>
    </style:style>
    <style:style style:name="P30" style:family="paragraph" style:parent-style-name="Standard">
      <style:paragraph-properties fo:text-align="start" style:justify-single-word="false"/>
      <style:text-properties fo:font-weight="normal" officeooo:rsid="0072d220" officeooo:paragraph-rsid="0072d220" style:font-weight-asian="normal" style:font-weight-complex="normal"/>
    </style:style>
    <style:style style:name="P31" style:family="paragraph" style:parent-style-name="Standard">
      <style:paragraph-properties fo:text-align="start" style:justify-single-word="false"/>
      <style:text-properties fo:font-weight="normal" officeooo:rsid="0075118f" officeooo:paragraph-rsid="0075118f" style:font-weight-asian="normal" style:font-weight-complex="normal"/>
    </style:style>
    <style:style style:name="P32" style:family="paragraph" style:parent-style-name="Standard">
      <style:paragraph-properties fo:text-align="start" style:justify-single-word="false"/>
      <style:text-properties fo:font-weight="normal" officeooo:rsid="0076ab36" officeooo:paragraph-rsid="0076ab36" style:font-weight-asian="normal" style:font-weight-complex="normal"/>
    </style:style>
    <style:style style:name="P33" style:family="paragraph" style:parent-style-name="Standard">
      <style:paragraph-properties fo:text-align="start" style:justify-single-word="false"/>
      <style:text-properties fo:font-weight="normal" officeooo:rsid="008f40c0" officeooo:paragraph-rsid="008f40c0" style:font-weight-asian="normal" style:font-weight-complex="normal"/>
    </style:style>
    <style:style style:name="P34" style:family="paragraph" style:parent-style-name="Standard">
      <style:paragraph-properties fo:text-align="start" style:justify-single-word="false"/>
      <style:text-properties fo:font-weight="normal" officeooo:rsid="0093ef43" officeooo:paragraph-rsid="0093ef43" style:font-weight-asian="normal" style:font-weight-complex="normal"/>
    </style:style>
    <style:style style:name="P35" style:family="paragraph" style:parent-style-name="Standard">
      <style:paragraph-properties fo:text-align="start" style:justify-single-word="false"/>
      <style:text-properties fo:font-weight="normal" officeooo:rsid="009eacf4" officeooo:paragraph-rsid="009eacf4" style:font-weight-asian="normal" style:font-weight-complex="normal"/>
    </style:style>
    <style:style style:name="P36" style:family="paragraph" style:parent-style-name="Standard">
      <style:text-properties officeooo:rsid="0054ba33" officeooo:paragraph-rsid="0054ba33"/>
    </style:style>
    <style:style style:name="P37" style:family="paragraph" style:parent-style-name="Standard">
      <style:text-properties officeooo:rsid="001c673b" officeooo:paragraph-rsid="00553ad6"/>
    </style:style>
    <style:style style:name="P38" style:family="paragraph" style:parent-style-name="Standard">
      <style:text-properties officeooo:rsid="003ae59c" officeooo:paragraph-rsid="00431d64"/>
    </style:style>
    <style:style style:name="P39" style:family="paragraph" style:parent-style-name="Standard">
      <style:text-properties officeooo:rsid="0063a7ec" officeooo:paragraph-rsid="0063a7ec"/>
    </style:style>
    <style:style style:name="P40" style:family="paragraph" style:parent-style-name="Standard">
      <style:text-properties officeooo:rsid="0067b207" officeooo:paragraph-rsid="0067b207"/>
    </style:style>
    <style:style style:name="P41" style:family="paragraph" style:parent-style-name="Standard">
      <style:text-properties officeooo:paragraph-rsid="0063a7ec"/>
    </style:style>
    <style:style style:name="P42" style:family="paragraph" style:parent-style-name="Standard">
      <style:paragraph-properties fo:text-align="start" style:justify-single-word="false"/>
      <style:text-properties fo:font-style="italic" fo:font-weight="normal" officeooo:rsid="008f40c0" officeooo:paragraph-rsid="008f40c0"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font-style="italic" fo:font-weight="normal" officeooo:rsid="00939c96" officeooo:paragraph-rsid="00939c96"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fo:font-weight="normal" officeooo:rsid="00a0ac96" officeooo:paragraph-rsid="00a0ac96"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normal" fo:font-weight="bold" officeooo:rsid="00a44680" officeooo:paragraph-rsid="00a44680"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font-style="normal" fo:font-weight="normal" officeooo:rsid="00a44680" officeooo:paragraph-rsid="00a44680"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a44bf1" officeooo:paragraph-rsid="00a44bf1" style:font-style-asian="normal" style:font-weight-asian="normal" style:font-style-complex="normal" style:font-weight-complex="normal"/>
    </style:style>
    <style:style style:name="P48" style:family="paragraph" style:parent-style-name="Standard">
      <style:paragraph-properties fo:break-before="page"/>
      <style:text-properties officeooo:rsid="002b4009" officeooo:paragraph-rsid="002b4009"/>
    </style:style>
    <style:style style:name="P49" style:family="paragraph" style:parent-style-name="Standard">
      <style:paragraph-properties fo:break-before="page"/>
      <style:text-properties officeooo:rsid="004856d1" officeooo:paragraph-rsid="004856d1"/>
    </style:style>
    <style:style style:name="P50" style:family="paragraph" style:parent-style-name="Standard">
      <style:paragraph-properties fo:break-before="page"/>
      <style:text-properties fo:font-weight="bold" officeooo:rsid="0054ba33" officeooo:paragraph-rsid="0054ba33" style:font-weight-asian="bold" style:font-weight-complex="bold"/>
    </style:style>
    <style:style style:name="P51" style:family="paragraph" style:parent-style-name="Standard">
      <style:paragraph-properties fo:text-align="start" style:justify-single-word="false"/>
      <style:text-properties fo:font-style="italic" fo:font-weight="normal" officeooo:rsid="00a0ac96" officeooo:paragraph-rsid="00a0ac96"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a7610e" officeooo:paragraph-rsid="00a7610e" style:font-style-asian="italic" style:font-weight-asian="normal" style:font-style-complex="italic" style:font-weight-complex="normal"/>
    </style:style>
    <style:style style:name="P53" style:family="paragraph" style:parent-style-name="Standard">
      <style:paragraph-properties fo:text-align="start" style:justify-single-word="false"/>
      <style:text-properties fo:font-style="italic" fo:font-weight="normal" officeooo:rsid="00a919b4" officeooo:paragraph-rsid="00a919b4" style:font-style-asian="italic" style:font-weight-asian="normal" style:font-style-complex="italic" style:font-weight-complex="normal"/>
    </style:style>
    <style:style style:name="P54" style:family="paragraph" style:parent-style-name="Standard">
      <style:paragraph-properties fo:text-align="start" style:justify-single-word="false"/>
      <style:text-properties fo:font-weight="normal" officeooo:rsid="00553ad6" officeooo:paragraph-rsid="00a0ac96" style:font-weight-asian="normal" style:font-weight-complex="normal"/>
    </style:style>
    <style:style style:name="P55" style:family="paragraph" style:parent-style-name="Standard">
      <style:paragraph-properties fo:text-align="start" style:justify-single-word="false"/>
      <style:text-properties fo:font-weight="normal" officeooo:rsid="00a6378d" officeooo:paragraph-rsid="00a6378d" style:font-weight-asian="normal" style:font-weight-complex="normal"/>
    </style:style>
    <style:style style:name="P56" style:family="paragraph" style:parent-style-name="Standard">
      <style:paragraph-properties fo:text-align="start" style:justify-single-word="false"/>
      <style:text-properties fo:font-weight="bold" officeooo:rsid="00a6378d" officeooo:paragraph-rsid="00a6378d" style:font-weight-asian="bold" style:font-weight-complex="bold"/>
    </style:style>
    <style:style style:name="T1" style:family="text">
      <style:text-properties officeooo:rsid="000c3881"/>
    </style:style>
    <style:style style:name="T2" style:family="text">
      <style:text-properties officeooo:rsid="001a9145"/>
    </style:style>
    <style:style style:name="T3" style:family="text">
      <style:text-properties officeooo:rsid="001a94f5"/>
    </style:style>
    <style:style style:name="T4" style:family="text">
      <style:text-properties officeooo:rsid="001c673b"/>
    </style:style>
    <style:style style:name="T5" style:family="text">
      <style:text-properties officeooo:rsid="001d25a1"/>
    </style:style>
    <style:style style:name="T6" style:family="text">
      <style:text-properties officeooo:rsid="001e9eb5"/>
    </style:style>
    <style:style style:name="T7" style:family="text">
      <style:text-properties officeooo:rsid="00204db4"/>
    </style:style>
    <style:style style:name="T8" style:family="text">
      <style:text-properties officeooo:rsid="002ddf65"/>
    </style:style>
    <style:style style:name="T9" style:family="text">
      <style:text-properties officeooo:rsid="0030b0b9"/>
    </style:style>
    <style:style style:name="T10" style:family="text">
      <style:text-properties officeooo:rsid="00326c50"/>
    </style:style>
    <style:style style:name="T11" style:family="text">
      <style:text-properties officeooo:rsid="003713b9"/>
    </style:style>
    <style:style style:name="T12" style:family="text">
      <style:text-properties officeooo:rsid="00389ead"/>
    </style:style>
    <style:style style:name="T13" style:family="text">
      <style:text-properties officeooo:rsid="0038fb0c"/>
    </style:style>
    <style:style style:name="T14" style:family="text">
      <style:text-properties officeooo:rsid="003ae59c"/>
    </style:style>
    <style:style style:name="T15" style:family="text">
      <style:text-properties officeooo:rsid="00406983"/>
    </style:style>
    <style:style style:name="T16" style:family="text">
      <style:text-properties officeooo:rsid="00431d64"/>
    </style:style>
    <style:style style:name="T17" style:family="text">
      <style:text-properties officeooo:rsid="00458d43"/>
    </style:style>
    <style:style style:name="T18" style:family="text">
      <style:text-properties officeooo:rsid="0048a33c"/>
    </style:style>
    <style:style style:name="T19" style:family="text">
      <style:text-properties officeooo:rsid="004d6cac"/>
    </style:style>
    <style:style style:name="T20" style:family="text">
      <style:text-properties officeooo:rsid="00553ad6"/>
    </style:style>
    <style:style style:name="T21" style:family="text">
      <style:text-properties officeooo:rsid="00591cd1"/>
    </style:style>
    <style:style style:name="T22" style:family="text">
      <style:text-properties officeooo:rsid="005f6e1f"/>
    </style:style>
    <style:style style:name="T23" style:family="text">
      <style:text-properties officeooo:rsid="00607380"/>
    </style:style>
    <style:style style:name="T24" style:family="text">
      <style:text-properties officeooo:rsid="00625c4f"/>
    </style:style>
    <style:style style:name="T25" style:family="text">
      <style:text-properties officeooo:rsid="0064bddd"/>
    </style:style>
    <style:style style:name="T26" style:family="text">
      <style:text-properties officeooo:rsid="0066fe06"/>
    </style:style>
    <style:style style:name="T27" style:family="text">
      <style:text-properties officeooo:rsid="0067f991"/>
    </style:style>
    <style:style style:name="T28" style:family="text">
      <style:text-properties officeooo:rsid="006939c6"/>
    </style:style>
    <style:style style:name="T29" style:family="text">
      <style:text-properties officeooo:rsid="006a93ed"/>
    </style:style>
    <style:style style:name="T30" style:family="text">
      <style:text-properties officeooo:rsid="006bb3c5"/>
    </style:style>
    <style:style style:name="T31" style:family="text">
      <style:text-properties officeooo:rsid="007c5bb0"/>
    </style:style>
    <style:style style:name="T32" style:family="text">
      <style:text-properties officeooo:rsid="007eba0b"/>
    </style:style>
    <style:style style:name="T33" style:family="text">
      <style:text-properties fo:font-style="normal" style:text-underline-style="solid" style:text-underline-width="auto" style:text-underline-color="font-color" officeooo:rsid="00458d43" style:font-style-asian="normal" style:font-style-complex="normal"/>
    </style:style>
    <style:style style:name="T34" style:family="text">
      <style:text-properties officeooo:rsid="0063a7ec"/>
    </style:style>
    <style:style style:name="T35" style:family="text">
      <style:text-properties officeooo:rsid="00864d23"/>
    </style:style>
    <style:style style:name="T36" style:family="text">
      <style:text-properties officeooo:rsid="0086aac7"/>
    </style:style>
    <style:style style:name="T37" style:family="text">
      <style:text-properties officeooo:rsid="008f8502"/>
    </style:style>
    <style:style style:name="T38" style:family="text">
      <style:text-properties officeooo:rsid="00939c96"/>
    </style:style>
    <style:style style:name="T39" style:family="text">
      <style:text-properties officeooo:rsid="00941174"/>
    </style:style>
    <style:style style:name="T40" style:family="text">
      <style:text-properties officeooo:rsid="009eacf4"/>
    </style:style>
    <style:style style:name="T41" style:family="text">
      <style:text-properties fo:font-style="italic" style:font-style-asian="italic" style:font-style-complex="italic"/>
    </style:style>
    <style:style style:name="T42" style:family="text">
      <style:text-properties fo:font-style="italic" officeooo:rsid="00980e7f" style:font-style-asian="italic" style:font-style-complex="italic"/>
    </style:style>
    <style:style style:name="T43" style:family="text">
      <style:text-properties officeooo:rsid="00a4e62e"/>
    </style:style>
    <style:style style:name="T44" style:family="text">
      <style:text-properties officeooo:rsid="00a54bf5"/>
    </style:style>
    <style:style style:name="T45" style:family="text">
      <style:text-properties officeooo:rsid="00aae985"/>
    </style:style>
    <style:style style:name="T46" style:family="text">
      <style:text-properties officeooo:rsid="00ac100b"/>
    </style:style>
    <style:style style:name="T47" style:family="text">
      <style:text-properties officeooo:rsid="00addc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2">M</text:span>odéliser pour analyser l’impact</text:p>
      <text:p text:style-name="P1"/>
      <text:p text:style-name="P1"/>
      <text:p text:style-name="P1">Mode de fonctionnement de l’entreprise (développement) : </text:p>
      <text:p text:style-name="P1"/>
      <text:p text:style-name="P2">Le développement suit des itérations (d’une semaine par exemple).</text:p>
      <text:p text:style-name="P4"/>
      <text:p text:style-name="P4">L'équipe PO va donner les contraintes pour l’<text:span text:style-name="T1">itération</text:span> (telle <text:span text:style-name="T11">feature</text:span> à créer, tel bug à corriger, etc).</text:p>
      <text:p text:style-name="P4"/>
      <text:p text:style-name="P4">Au début d<text:span text:style-name="T1">e l’itération</text:span>, le développement commence : l'équipe développement crée/modifie du code.</text:p>
      <text:p text:style-name="P4">Au bout d'un certain temps <text:span text:style-name="T1">de l’itération</text:span>, freeze : On entre en phase de test.</text:p>
      <text:p text:style-name="P4"/>
      <text:p text:style-name="P4">L'équipe support teste donc le code avant que celui-ci ne soit mis en production.</text:p>
      <text:p text:style-name="P4">Elle doit tester toutes les fonctionnalités correspondant au code modifié afin de trouver d'éventuels bugs.</text:p>
      <text:p text:style-name="P4"/>
      <text:p text:style-name="P4">A la fin de la phase de test, le code passe donc en MEP <text:span text:style-name="T1">(</text:span>Mise en Production<text:span text:style-name="T1">)</text:span> avant d'être envoyé en ligne.</text:p>
      <text:p text:style-name="P3"/>
      <text:p text:style-name="P16"/>
      <text:p text:style-name="P3"/>
      <text:p text:style-name="P3"/>
      <text:p text:style-name="P48">Problème / Motivation : </text:p>
      <text:p text:style-name="P16"/>
      <text:p text:style-name="P17">Actuellement, la communication entre l’équipe de développement et l’équipe support se fait via un document listant les fichiers qui ont été modifiés durant la semaine.</text:p>
      <text:p text:style-name="P17">Cependant, l’équipe support teste les features, et non le code. <text:span text:style-name="T8">Il n’existe à l’heure actuelle aucun moyen pour l’équipe support de cibler précisément les features à tester, cette dernière se retrouve donc contrainte de tester l’intégralité de l’application.</text:span></text:p>
      <text:p text:style-name="P17"/>
      <text:p text:style-name="P10"/>
      <text:p text:style-name="P10"/>
      <text:p text:style-name="P10">Objectif<text:span text:style-name="T5">s</text:span> du projet :</text:p>
      <text:p text:style-name="P10"/>
      <text:p text:style-name="P10">- Modéliser l’architecture de l’ensemble des applications et services de l’entreprise afin de permettre une compréhension rapide de l’organisation du code.</text:p>
      <text:p text:style-name="P10">- <text:span text:style-name="T2">Permettre à l’équipe support de savoir précisément, au moment du freeze, quelles features doivent être testées, dans le but de gagner en temps et en productivité.</text:span></text:p>
      <text:p text:style-name="P10">- <text:span text:style-name="T3">Pouvoir identifier en temps réel l’impact d’une modification d’un fichier ou d’une base de données sur l’ensemble d’une application.</text:span></text:p>
      <text:p text:style-name="P12">- <text:span text:style-name="T4">Automatiser la modélisation de l’architecture afin d’assurer l’utilité et la ré-utilisabilité du projet</text:span></text:p>
      <text:p text:style-name="P37">sur le long terme.</text:p>
      <text:p text:style-name="P10"/>
      <text:p text:style-name="P10"/>
      <text:p text:style-name="P15"/>
      <text:p text:style-name="P13">Difficulté : </text:p>
      <text:p text:style-name="P13"/>
      <text:p text:style-name="P13">Les applications sont divisées en de nombreux fichiers <text:span text:style-name="T6">de code</text:span> qui s’incluent entre eux. Il faut que lorsqu’un fichier est modifié, toutes les features impactées par ce fichier ET par les <text:span text:style-name="T22">éventuels </text:span>fichiers dans lesquels il est inclus soi<text:span text:style-name="T9">en</text:span>t <text:span text:style-name="T10">identifiables</text:span>.</text:p>
      <text:p text:style-name="P14"><text:span text:style-name="T22">Les applications</text:span> sont également composées de fichiers conf, de bases de données dont il arrive que la structure soit modifiée. <text:span text:style-name="T7">L’ensemble des relations entre ces éléments doivent être modélisées.</text:span></text:p>
      <text:p text:style-name="P14"/>
      <text:p text:style-name="P14"/>
      <text:p text:style-name="P11"/>
      <text:p text:style-name="P19">Limites <text:span text:style-name="T33">provisoires</text:span><text:span text:style-name="T17"> </text:span>du projet :</text:p>
      <text:p text:style-name="P19"/>
      <text:p text:style-name="P20">- Dans un premier temps, seules les applications seront concernées (services web omis).</text:p>
      <text:p text:style-name="P20">- <text:span text:style-name="T14">Seule la partie Software sera traitée. La distribution de l’application (serveurs et configuration des serveurs), sera dans un premier temps ignorée, afin que la modélisation puisse être construite uniquement à partir du repo.</text:span></text:p>
      <text:p text:style-name="P20">- <text:span text:style-name="T21">Les fichiers de la base de données, stockés sur le serveur, ne feront donc pas non plus partie de la modélisation.</text:span></text:p>
      <text:p text:style-name="P20">- <text:span text:style-name="T19">Ces trois points précédents pourront être le sujet d’un second projet dans la continuité de celui-ci.</text:span></text:p>
      <text:p text:style-name="P20">- <text:span text:style-name="T13">Étant donné que le but premier est de faciliter le test des features, seule la partie back-end des applications sera incluse dans la modélisation, le style n’ayant aucun impact sur les features.</text:span></text:p>
      <text:p text:style-name="P20"/>
      <text:p text:style-name="P18"/>
      <text:p text:style-name="P18"/>
      <text:p text:style-name="P22">Contraintes pour la modélisation : </text:p>
      <text:p text:style-name="P22"/>
      <text:p text:style-name="P21"><text:span text:style-name="T16">I</text:span>l faut <text:span text:style-name="T15">pouvoir distinguer pleinement la structure des applications :</text:span></text:p>
      <text:p text:style-name="P38">- Le code PHP</text:p>
      <text:p text:style-name="P38">- L’architecture des dossiers</text:p>
      <text:p text:style-name="P38"><text:soft-page-break/>- Les fichiers écrits à la main des fichiers du Framework</text:p>
      <text:p text:style-name="P21"/>
      <text:p text:style-name="P21"/>
      <text:p text:style-name="P21"/>
      <text:p text:style-name="P24"/>
      <text:p text:style-name="P24">Qu’est ce que la modélisation doit indiquer sur un fichier ?</text:p>
      <text:p text:style-name="P24"/>
      <text:p text:style-name="P24">- <text:span text:style-name="T27">Son nom</text:span></text:p>
      <text:p text:style-name="P24">- <text:span text:style-name="T32">(</text:span>Son extension ?<text:span text:style-name="T32">)</text:span></text:p>
      <text:p text:style-name="P24">- (<text:span text:style-name="T20">S</text:span>on poids ?)</text:p>
      <text:p text:style-name="P24">- Sa dernière date de modification (important)</text:p>
      <text:p text:style-name="P24">- <text:span text:style-name="T18">Son adresse depuis racine du repo</text:span></text:p>
      <text:p text:style-name="P23"/>
      <text:p text:style-name="P23"/>
      <text:p text:style-name="P25">Qu’est ce que la modélisation doit indiquer sur un<text:span text:style-name="T28">e feature ?</text:span></text:p>
      <text:p text:style-name="P23"/>
      <text:p text:style-name="P23">- <text:span text:style-name="T27">Son nom</text:span></text:p>
      <text:p text:style-name="P49">Moyens à disposition :</text:p>
      <text:p text:style-name="P23"/>
      <text:p text:style-name="P23">Modélisation : Base de données orientée Graph. La base Neo4j est conviviale et relativement facile à prendre en main. Elle peut être requêtée depuis un script PHP, <text:span text:style-name="T23">en utilisant l’API REST de Neo4j</text:span>.</text:p>
      <text:p text:style-name="P23"/>
      <text:p text:style-name="P26">Code des applications : Git/Github </text:p>
      <text:p text:style-name="P26"/>
      <text:p text:style-name="P41"><text:span text:style-name="T34">Méthodologie : Analyse du sujet, division des tâches en cartes avec pour chacune un temps prédéfini, tests </text:span>Gherkin, ...</text:p>
      <text:p text:style-name="P41"/>
      <text:p text:style-name="P39"/>
      <text:p text:style-name="P40">Recherche de solutions sur le marché (Softagram?)</text:p>
      <text:p text:style-name="P26"/>
      <text:p text:style-name="P26"/>
      <text:p text:style-name="P26"/>
      <text:p text:style-name="P26"/>
      <text:p text:style-name="P36">Prérequis : </text:p>
      <text:p text:style-name="P36"/>
      <text:p text:style-name="P36">- Apprendre le fonctionnement de la base de donnée Neo4j <text:span text:style-name="T36">(OK)</text:span></text:p>
      <text:p text:style-name="P36">- Maîtriser le langage Cypher <text:span text:style-name="T35">(OK)</text:span></text:p>
      <text:p text:style-name="P36">- Apprendre à requêter la base Neo4j <text:span text:style-name="T29">depuis un programme PHP</text:span>. <text:span text:style-name="T26">(OK)</text:span></text:p>
      <text:p text:style-name="P36">- <text:span text:style-name="T30">Apprendre à gérer les fichiers depuis un programme PHP (OK)</text:span></text:p>
      <text:p text:style-name="P36">- <text:span text:style-name="T24">S’informer sur le fonctionnement de l’entreprise et comprendre les méthodes utilisées par les développeurs de Redspher, comment est organisé le code, quelle(s) partie(s) passent par un framework, etc.</text:span></text:p>
      <text:p text:style-name="P36">- <text:span text:style-name="T25">Comprendre comment le code est stocké sur Git, quelle branche est récupérée par l’équipe support et doit donc être utilisée pour la modélisation.</text:span></text:p>
      <text:p text:style-name="P36"/>
      <text:p text:style-name="P50"/>
      <text:p text:style-name="P6"/>
      <text:p text:style-name="P7">RÉALISATION</text:p>
      <text:p text:style-name="P6"/>
      <text:p text:style-name="P6"/>
      <text:p text:style-name="P8"><text:span text:style-name="T38">ÉTAPE</text:span> 1 :</text:p>
      <text:p text:style-name="P27">- Dans un premier temps, <text:span text:style-name="T20">omettons la partie qui vise à cerner les features.</text:span></text:p>
      <text:p text:style-name="P28">Un bon début serait un programme PHP qui, à partir d’un repo, serait capable de créer un graph neo4j modélisant l’intégralité des relations entre les fichiers <text:span text:style-name="T39">php </text:span>de ce repo.</text:p>
      <text:p text:style-name="P33"/>
      <text:p text:style-name="P42">Cette première étape a été réalisée entre le m<text:span text:style-name="T37">ercredi</text:span> 0<text:span text:style-name="T37">7</text:span> et le mardi 13 novembre. <text:span text:style-name="T37">Temps de développement passé dessus : environ 30h. Il a également fallu, dans cette période, que j’apprenne à utiliser l’API PHP de Neo4J, ainsi qu’à maîtriser le langage Cypher.</text:span></text:p>
      <text:p text:style-name="P43">Le 13 novembre vers midi, <text:span text:style-name="T40">le résultat de cette première étape</text:span> a été approuvée par le patron. Quelques modification listées à la fin de l’étape 1 dans le fichier TODO sont encore à faire avant d’attaquer la suite : la partie concernant les features.</text:p>
      <text:p text:style-name="P34"><text:span text:style-name="T41">Durant cette période de mon stage, je n’avais pas encore accès aux repository de Redspher. Les fonctionnalités de cette première étape ont été développées à partir de projets personnels (applications web avec back-end </text:span><text:span text:style-name="T42">PHP) développées seuls plusieurs mois avant. Il y aura probablement des modifications à apporter après avoir effectué des tests sur les repos de l’entreprise.</text:span></text:p>
      <text:p text:style-name="P35"><text:span text:style-name="T42">L</text:span><text:span text:style-name="T41">es dernières modifications ont été terminées à la fin de la journée du 13 novembre.</text:span></text:p>
      <text:p text:style-name="P28"/>
      <text:p text:style-name="P28"/>
      <text:p text:style-name="P28"/>
      <text:p text:style-name="P28"/>
      <text:p text:style-name="P9">ÉTAPE 2 : </text:p>
      <text:p text:style-name="P28">- <text:span text:style-name="T27">Ensuite, cette première modélisation permettra d’identifier les fichiers en tête de leur arborescence. Il faudra ensuite associer ces fichiers à leur(s) feature(s) respectives, afin de pouvoir les ajouter les features à la modélisation.</text:span></text:p>
      <text:p text:style-name="P28"/>
      <text:p text:style-name="P44">Cette seconde étape a été bien plus rapide que prévue : Je l’ai développée entièrement dans la matinée du 14 novembre. </text:p>
      <text:p text:style-name="P44"/>
      <text:p text:style-name="P44"/>
      <text:p text:style-name="P29"/>
      <text:p text:style-name="P56">ÉTAPE 3 :</text:p>
      <text:p text:style-name="P55">- Un gros problème a malheureusement été posé par l’étape 1, dont je me suis rendu compte en phase de test : Si des variables ou constantes utilisés dans les arguments de statements include sont définies dans un autre fichier, alors la récupération de leur valeur devient impossible.</text:p>
      <text:p text:style-name="P55">Il va donc falloir revisiter la structure de la classe Node.php. L’idée est de parcourir une fois en entier le fichier, et de stocker tout ce qu’on y trouve dans l’objet : les variables globales, les include<text:span text:style-name="T46">s</text:span>, les require<text:span text:style-name="T47">s</text:span>, les use<text:span text:style-name="T47">s</text:span>, les namespaces, etc. Ainsi, si des paramètres sont manquants, on pourra parcourir les objets Node à la manière d’une structure en arbre : on va dans les include<text:span text:style-name="T46">s</text:span> du premier objet, puis dans les include<text:span text:style-name="T46">s</text:span> de ce second objet, etc.</text:p>
      <text:p text:style-name="P55"/>
      <text:p text:style-name="P52">La structure a été revisitée dans la journée du 15 novembre.</text:p>
      <text:p text:style-name="P53">Cette nouvelle structure a permis de gagner en temps d’exécution, en supprimant des parcours de fichiers inutiles, et a permis d’alléger énormément le code en rendant le programme principal plus lisible, et en supprimant totalement la classe Dependency, devenue obs<text:span text:style-name="T45">o</text:span>lète.</text:p>
      <text:p text:style-name="P29"/>
      <text:p text:style-name="P28"/>
      <text:p text:style-name="P45"><text:soft-page-break/>ÉTAPE <text:span text:style-name="T44">4</text:span> :</text:p>
      <text:p text:style-name="P46">Ensuite, il va falloir prendre en compte que, les dépendances entre fichiers ne se font pas que via les statements include et require. PHP propose aussi l’utilisation des namespaces, j’en utilisais d’ailleurs sans le savoir en utilisant l’API de neo4j.</text:p>
      <text:p text:style-name="P47">Il va donc falloir apprendre le fonctionnement de <text:span text:style-name="T43">c</text:span>es inclusions de classes/fichiers par namespace, et ajouter ces relations à la modélisation.</text:p>
      <text:p text:style-name="P46"/>
      <text:p text:style-name="P46"/>
      <text:p text:style-name="P28"/>
      <text:p text:style-name="P28">→<text:span text:style-name="T31"> Les processus de réalisation de ces deux étapes sont détaillés dans le fichier TODO du repo.</text:span></text:p>
      <text:p text:style-name="P28"/>
      <text:p text:style-name="P28"/>
      <text:p text:style-name="P31">’’’’’’</text:p>
      <text:p text:style-name="P30">Ces <text:s/>deux étapes ne couvrent pas l’intégralité du sujet du projet. Elle permettront simplement d’avoir déjà une première modélisation très correcte, et de m’aider à comprendre progressivement la manière dont les programmes sont structurés.</text:p>
      <text:p text:style-name="P32">Évoluer depuis cette première version sera plus facile, et le sujet semblera bien moins vague.</text:p>
      <text:p text:style-name="P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09:09:19.193819783</meta:creation-date>
    <meta:generator>LibreOffice/6.0.6.2$Linux_X86_64 LibreOffice_project/00m0$Build-2</meta:generator>
    <dc:date>2018-11-16T10:05:05.785629982</dc:date>
    <meta:editing-duration>PT15H55M20S</meta:editing-duration>
    <meta:editing-cycles>133</meta:editing-cycles>
    <meta:document-statistic meta:table-count="0" meta:image-count="0" meta:object-count="0" meta:page-count="6" meta:paragraph-count="76" meta:word-count="1296" meta:character-count="7991" meta:non-whitespace-character-count="6762"/>
  </office:meta>
</office:document-meta>
</file>